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23cm" fo:margin-left="0cm" fo:margin-right="1.577cm" table:align="margins"/>
    </style:style>
    <style:style style:name="Таблица1.A" style:family="table-column">
      <style:table-column-properties style:column-width="10.837cm" style:rel-column-width="41221*"/>
    </style:style>
    <style:style style:name="Таблица1.B" style:family="table-column">
      <style:table-column-properties style:column-width="6.392cm"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7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P8" style:family="paragraph" style:parent-style-name="Text_20_body" style:list-style-name="L1">
      <style:text-properties style:font-name="Cambria" fo:language="ru" fo:country="RU"/>
    </style:style>
    <style:style style:name="P9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10" style:family="paragraph" style:parent-style-name="Text_20_body">
      <style:paragraph-properties fo:text-align="center" style:justify-single-word="false"/>
      <style:text-properties style:font-name="Cambria" fo:language="en" fo:country="US" fo:font-style="normal" style:font-style-asian="normal" style:font-style-complex="normal"/>
    </style:style>
    <style:style style:name="P11" style:family="paragraph" style:parent-style-name="Text_20_body">
      <style:text-properties style:font-name="Cambria" fo:language="en" fo:country="US" fo:font-style="normal" style:font-name-asian="Times New Roman1" style:font-style-asian="normal" style:font-name-complex="Times New Roman1" style:font-style-complex="normal"/>
    </style:style>
    <style:style style:name="P12" style:family="paragraph" style:parent-style-name="Text_20_body" style:list-style-name="L2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4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Times New Roman" fo:language="ru" fo:country="RU"/>
    </style:style>
    <style:style style:name="T13" style:family="text">
      <style:text-properties style:font-name="Times New Roman" fo:language="ru" fo:country="RU" fo:font-weight="normal" style:font-weight-asian="normal" style:font-weight-complex="normal"/>
    </style:style>
    <style:style style:name="T14" style:family="text">
      <style:text-properties style:font-name="Times New Roman" fo:language="en" fo:country="US" fo:font-style="normal" style:font-style-asian="normal" style:font-style-complex="normal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81cm" svg:height="0.9cm" draw:z-index="0"><draw:image xlink:href="../../odt/images/3106.png" xlink:type="simple" xlink:show="embed" xlink:actuate="onLoad"/></draw:frame></text:p>
          </table:table-cell>
          <table:table-cell table:style-name="Table1.B1" office:value-type="string">
            <text:h text:style-name="P1" text:outline-level="1">Сопротивление электрической линейное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СЛАУ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08cm" svg:height="1.981cm" draw:z-index="1"><draw:image xlink:href="../../odt/images/3106_in_scheme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9">Блок представляет собой модель линейного сопротивления, описываемого законом Ома:</text:p>
            <text:p text:style-name="P6"><text:span text:style-name="T2"><draw:frame draw:style-name="fr3" draw:name="Объект1" text:anchor-type="as-char" svg:width="3.951cm" svg:height="1.24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2">,</text:span></text:p>
            <text:p text:style-name="P9">где:</text:p>
            <text:p text:style-name="P5"><text:span text:style-name="T2"><draw:frame draw:style-name="fr3" draw:name="Объект2" text:anchor-type="as-char" svg:width="2.448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– потенциалы узлов, к которым подключен данный элемент;</text:span></text:p>
            <text:p text:style-name="P9"><draw:frame draw:style-name="fr3" draw:name="Объект3" text:anchor-type="as-char" svg:width="0.545cm" svg:height="0.549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– значение сопротивления;</text:p>
            <text:p text:style-name="P9"><draw:frame draw:style-name="fr3" draw:name="Объект4" text:anchor-type="as-char" svg:width="1.046cm" svg:height="0.56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– ток через элемент.</text:p>
            <text:p text:style-name="P9">Внутренняя структура данного блока приведена на рисунке 1:</text:p>
            <text:p text:style-name="P10"><draw:frame draw:style-name="fr2" draw:name="Графический объект3" text:anchor-type="as-char" svg:width="10.874cm" svg:height="10.345cm" draw:z-index="6"><draw:image xlink:href="../../odt/images/3106_ris_1.png" xlink:type="simple" xlink:show="embed" xlink:actuate="onLoad"/></draw:frame></text:p>
            <text:p text:style-name="P10">Рисунок 1 – Внутренняя структура блока «Сопротивление электрическое линейное»</text:p>
            <text:p text:style-name="P5"><text:soft-page-break/><text:span text:style-name="T2">Данный блок при помощи блоков для создания ненаправленных соединений передаёт в подключенные к данному элементу внутренние узлы электрической схемы значения </text:span><text:span text:style-name="T2">проводимостей (KJ), которые вычисляются как 1/R, и значения токов (Isrc), равные нулю. При этом с первого входа значение своего номера узла (NSELF) передаётся как значение соседнего номера узла (NJ) и наоборот.</text:span></text:p>
            <text:p text:style-name="P4"><text:span text:style-name="T8">Свойство</text:span><text:span text:style-name="T7">:</text:span></text:p>
            <text:list xml:id="list6357358304314139272" text:style-name="L1">
              <text:list-item>
                <text:p text:style-name="P8"><text:span text:style-name="T2">Сопротивление, Ом</text:span> – число, задающее значение сопротивления <text:span text:style-name="T1">R</text:span>.</text:p>
              </text:list-item>
            </text:list>
            <text:p text:style-name="P4"><text:span text:style-name="T11">Примеры</text:span> заполнения <text:span text:style-name="T7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4"><text:span text:style-name="T8">Числовое</text:span><text:span text:style-name="T7"> задание </text:span><text:span text:style-name="T7">свойств</text:span><text:span text:style-name="T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4">Название</text:p>
                </table:table-cell>
                <table:table-cell table:style-name="Таблица1.B2" office:value-type="string">
                  <text:p text:style-name="P4">Значение</text:p>
                </table:table-cell>
              </table:table-row>
              <table:table-row>
                <table:table-cell table:style-name="Таблица1.A3" office:value-type="string">
                  <text:p text:style-name="P11">Сопротивление, Ом</text:p>
                </table:table-cell>
                <table:table-cell table:style-name="Таблица1.B3" office:value-type="string">
                  <text:p text:style-name="P4">[<text:span text:style-name="T1">5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4"><text:span text:style-name="T15">Именованное</text:span><text:span text:style-name="T11"> задание </text:span><text:span text:style-name="T10">свойств</text:span><text:span text:style-name="T1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4">Название</text:p>
                </table:table-cell>
                <table:table-cell table:style-name="Таблица1.B2" office:value-type="string">
                  <text:p text:style-name="P4">Значение</text:p>
                </table:table-cell>
              </table:table-row>
              <table:table-row>
                <table:table-cell table:style-name="Таблица1.A3" office:value-type="string">
                  <text:p text:style-name="P11">Сопротивление, Ом</text:p>
                </table:table-cell>
                <table:table-cell table:style-name="Таблица1.B3" office:value-type="string">
                  <text:p text:style-name="P4">[<text:span text:style-name="T1">R1</text:span>]</text:p>
                </table:table-cell>
              </table:table-row>
            </table:table>
            <text:p text:style-name="P4"><text:span text:style-name="T15">Примечани</text:span><text:span text:style-name="T8">я</text:span>:</text:p>
            <text:list xml:id="list4739150747679953325" text:style-name="L2">
              <text:list-item>
                <text:p text:style-name="P12"><text:span text:style-name="T7">Свойство блока может быть только </text:span><text:span text:style-name="T9">скалярным</text:span>.</text:p>
              </text:list-item>
              <text:list-item>
                <text:p text:style-name="P7"><text:span text:style-name="T2">Именованное свойство задается как </text:span><text:span text:style-name="T5">локальная</text:span><text:span text:style-name="T2"> переменная модели (или субмодели) во вкладке </text:span><text:span text:style-name="T5">Параметры</text:span><text:span text:style-name="T2"> или как глобальный сигнал проекта при помощи пункта главного меню </text:span><text:span text:style-name="T5">Графика</text:span><text:span text:style-name="T2"> </text:span><text:span text:style-name="T3">→</text:span><text:span text:style-name="T4"> </text:span><text:span text:style-name="T6">Сигналы</text:span><text:span text:style-name="T2">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опротивление электрической линейное</dc:title>
    <dc:date>2014-12-01T18:51:05.20</dc:date>
    <meta:generator>OpenOffice/4.1.1$Win32 OpenOffice.org_project/411m6$Build-9775</meta:generator>
    <meta:editing-duration>PT3H30M37S</meta:editing-duration>
    <meta:editing-cycles>95</meta:editing-cycles>
    <meta:document-statistic meta:table-count="2" meta:image-count="3" meta:object-count="4" meta:page-count="2" meta:paragraph-count="32" meta:word-count="170" meta:character-count="1244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frac>
          <mrow>
            <msub>
              <mi>u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−</mo>
              <msub>
                <mi>u</mi>
                <mn>2</mn>
              </msub>
            </mrow>
            <mrow>
              <mo stretchy="false">(</mo>
              <mrow>
                <mi>t</mi>
              </mrow>
              <mo stretchy="false">)</mo>
            </mrow>
          </mrow>
          <mi>R</mi>
        </mfrac>
        <mo stretchy="false">=</mo>
        <mi>I</mi>
      </mrow>
      <mrow>
        <mo stretchy="false">(</mo>
        <mrow>
          <mi>t</mi>
        </mrow>
        <mo stretchy="false">)</mo>
      </mrow>
    </mrow>
    <annotation encoding="StarMath 5.0">{u_1(t) - u_2(t)} over R = I(t)</annotation>
  </semantics>
</math>
</file>

<file path=Object 2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sub>
        <mi>u</mi>
        <mn>2</mn>
      </msub>
      <mrow>
        <mo stretchy="false">(</mo>
        <mrow>
          <mi>t</mi>
        </mrow>
        <mo stretchy="false">)</mo>
      </mrow>
    </mrow>
    <annotation encoding="StarMath 5.0">u_1(t) , u_2(t)</annotation>
  </semantics>
</math>
</file>

<file path=Object 3/content.xml><?xml version="1.0" encoding="utf-8"?>
<math xmlns="http://www.w3.org/1998/Math/MathML">
  <semantics>
    <mrow>
      <mi>R</mi>
    </mrow>
    <annotation encoding="StarMath 5.0">R</annotation>
  </semantics>
</math>
</file>

<file path=Object 4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